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1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style:font-name="Times New Roman1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T9" style:family="text">
      <style:text-properties style:font-name="Times New Roman" fo:font-style="italic" fo:font-weight="normal" style:font-name-asian="Arial Unicode MS" style:font-style-asian="italic" style:font-weight-asian="normal" style:font-name-complex="Arial Unicode MS" style:font-style-complex="italic" style:font-weight-complex="normal"/>
    </style:style>
    <style:style style:name="T10" style:family="text">
      <style:text-properties style:text-position="sub 58%" style:font-name="Times New Roman1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style:text-position="sub 58%" style:font-name="Times New Roman1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Exercices corrigés – Théorie des graphes – exercices théoriques</text:h>
      <text:h text:style-name="Heading_20_2" text:outline-level="2">Exercice 1 – Les amis</text:h>
      <text:h text:style-name="Heading_20_3" text:outline-level="3">Enoncé</text:h>
      <text:p text:style-name="Text_20_body">Avez-vous jamais remarqué que dans un groupe de personnes, il y a toujours deux individus qui connaissent exactement le même nombre de membres du groupe ?</text:p>
      <text:list xml:id="list7769520098461660270" text:style-name="L1">
        <text:list-item>
          <text:p text:style-name="P1">Formaliser la propriété à démontrer dans le vocabulaire des graphes.</text:p>
        </text:list-item>
        <text:list-item>
          <text:p text:style-name="P1">Démontrer cette propriété (on pourra raisonner par l'absurde et supposer que la propriété à prouver n'est pas vraie pour un graphe à n sommets).</text:p>
        </text:list-item>
      </text:list>
      <text:h text:style-name="Heading_20_3" text:outline-level="3">Indication</text:h>
      <text:h text:style-name="Heading_20_3" text:outline-level="3">Corrigé</text:h>
      <text:list xml:id="list1846245857453634459" text:style-name="L2">
        <text:list-item>
          <text:p text:style-name="P2">Ondoit prouver que dans un graphe simple (sans arête double, sans boucle), il y a toujours deux sommets qui ont le même degré.</text:p>
        </text:list-item>
        <text:list-item>
          <text:p text:style-name="P2">On va raisonner par l'absurde et supposer qu'il y a un graphe simple à <text:span text:style-name="T1">n</text:span><text:span text:style-name="T3"> sommets dont tous les degrés sont différents. Alors les degrés des sommets sont compris entre 0 et </text:span><text:span text:style-name="T1">n</text:span><text:span text:style-name="T3"> – 1, et donc si tous les degrés sont différents, comme on a </text:span><text:span text:style-name="T1">n</text:span><text:span text:style-name="T3"> sommets et simplement </text:span><text:span text:style-name="T1">n</text:span><text:span text:style-name="T3"> possibilités pour les degrés, toutes ces possibilités doivent être prises. En particulier, il doit y avoir un sommet de degré 0 et un sommet de degré </text:span><text:span text:style-name="T1">n</text:span><text:span text:style-name="T3"> – 1. Mais c'est impossible, car ce dernier sommet devrait avoir une arête vers tous les autres, et ce n'est pas possible puisqu'un sommet est de degré 0, donc isolé.</text:span></text:p>
        </text:list-item>
      </text:list>
      <text:h text:style-name="Heading_20_2" text:outline-level="2">Exercice 2 – Graphe régulier</text:h>
      <text:h text:style-name="Heading_20_3" text:outline-level="3">Enoncé</text:h>
      <text:p text:style-name="Text_20_body"><text:span text:style-name="T3">Un graphe est dit </text:span><text:span text:style-name="T4">régulier</text:span><text:span text:style-name="T5"> s'il est simple et si tous ses sommets ont le même degré. On s'intéresse dans cet exercice aux graphes réguliers dont les sommets sont de degré 3.</text:span></text:p>
      <text:list xml:id="list1571166106797404203" text:style-name="L3">
        <text:list-item>
          <text:p text:style-name="P3"><text:span text:style-name="T5">Que dire du nombre de sommets d'un tel graphe?</text:span></text:p>
        </text:list-item>
        <text:list-item>
          <text:p text:style-name="P3"><text:span text:style-name="T5">Démontrer que, pour tout </text:span><text:span text:style-name="T2">p</text:span><text:span text:style-name="T5"> </text:span><text:span text:style-name="T6">≥</text:span><text:span text:style-name="T8"> 2, il existe un graphe régulier d'ordre 2</text:span><text:span text:style-name="T9">p</text:span><text:span text:style-name="T8"> dont les sommets sont de degré 3.</text:span></text:p>
        </text:list-item>
      </text:list>
      <text:h text:style-name="Heading_20_3" text:outline-level="3">Indication</text:h>
      <text:list xml:id="list8912078596964966082" text:style-name="L4">
        <text:list-item>
          <text:p text:style-name="P4"/>
        </text:list-item>
        <text:list-item>
          <text:p text:style-name="P4">Essayer avec <text:span text:style-name="T1">p</text:span><text:span text:style-name="T3"> = 2, </text:span><text:span text:style-name="T1">p</text:span><text:span text:style-name="T3"> = 3, </text:span><text:span text:style-name="T1">p</text:span><text:span text:style-name="T3"> = 4,... Puis partager les sommets en 2.</text:span></text:p>
        </text:list-item>
      </text:list>
      <text:h text:style-name="Heading_20_3" text:outline-level="3"><text:span text:style-name="T3">Corrigé</text:span></text:h>
      <text:list xml:id="list6289917260197971969" text:style-name="L5">
        <text:list-item>
          <text:p text:style-name="P5"><text:span text:style-name="T3">Le nombre de sommets est supérieur ou égal à 4 (chaque sommet est relié à 3 </text:span><text:soft-page-break/><text:span text:style-name="T3">autres). De plus, le nombre de sommets doit être pair. En effet, on part de l'équation<text:line-break/><text:tab/><text:tab/><text:tab/></text:span><text:span text:style-name="T3"><draw:frame draw:style-name="fr1" draw:name="Object1" text:anchor-type="as-char" svg:y="-0.1701in" svg:width="1.1811in" svg:height="0.3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line-break/>où </text:span><text:span text:style-name="T1">m</text:span><text:span text:style-name="T3"> est le nombre d'arêtes. Si </text:span><text:span text:style-name="T1">n</text:span><text:span text:style-name="T3"> est le nombre de sommets du graphe, on obtient 3</text:span><text:span text:style-name="T1">n</text:span><text:span text:style-name="T3"> = 2</text:span><text:span text:style-name="T1">m</text:span><text:span text:style-name="T3">, ce qui impose </text:span><text:span text:style-name="T1">n</text:span><text:span text:style-name="T3"> pair.</text:span></text:p>
        </text:list-item>
        <text:list-item>
          <text:p text:style-name="P5"><text:span text:style-name="T3">D'abord pour </text:span><text:span text:style-name="T1">p</text:span><text:span text:style-name="T3"> = 2, le résultat est vrai : il suffit de considérer le graphe complet à 4 sommets. Pour </text:span><text:span text:style-name="T1">p</text:span><text:span text:style-name="T3"> </text:span><text:span text:style-name="T6">≥ 3, on partage l'ensemble des sommets en 2, d'une part {</text:span><text:span text:style-name="T7">a</text:span><text:span text:style-name="T11">1</text:span><text:span text:style-name="T6">,..., </text:span><text:span text:style-name="T7">a</text:span><text:span text:style-name="T10">p</text:span><text:span text:style-name="T6">}, d'autre part </text:span></text:p>
        </text:list-item>
      </text:list>
      <text:p text:style-name="Text_20_body"><text:span text:style-name="T8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8080" style:font-name="Arial" fo:font-size="12pt" fo:language="fr" fo:country="CA" style:font-name-asian="Arial Unicode MS" style:font-size-asian="12pt" style:font-name-complex="Arial Unicode MS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2300dc" fo:font-size="11pt" fo:font-weight="normal" style:font-size-asian="12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008in solid #000000" fo:padding="0.3299in" style:shadow="none" fo:background-color="#cc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tlin Luckxa</meta:initial-creator>
    <meta:creation-date>2019-05-19T02:04:59</meta:creation-date>
    <dc:date>2019-05-21T04:43:29</dc:date>
    <dc:creator>Satlin Luckxa</dc:creator>
    <meta:editing-duration>P1DT20H33M37S</meta:editing-duration>
    <meta:editing-cycles>5</meta:editing-cycles>
    <meta:generator>OpenOffice/4.1.6$Unix OpenOffice.org_project/416m1$Build-9790</meta:generator>
    <meta:document-statistic meta:table-count="0" meta:image-count="0" meta:object-count="1" meta:page-count="2" meta:paragraph-count="20" meta:word-count="398" meta:character-count="2104"/>
  </office:meta>
</office:document-meta>
</file>

<file path=Object 1/content.xml><?xml version="1.0" encoding="utf-8"?>
<math xmlns="http://www.w3.org/1998/Math/MathML">
  <semantics>
    <mrow>
      <mrow>
        <munder>
          <mo stretchy="false">∑</mo>
          <mrow>
            <mrow>
              <mi>x</mi>
              <mo stretchy="false">∈</mo>
              <mi>G</mi>
            </mrow>
          </mrow>
        </munder>
        <mi mathvariant="italic">deg</mi>
      </mrow>
      <mrow>
        <mrow>
          <mo stretchy="false">(</mo>
          <mrow>
            <mi>x</mi>
          </mrow>
          <mo stretchy="false">)</mo>
        </mrow>
        <mo stretchy="false">=</mo>
        <mn>2</mn>
      </mrow>
      <mrow>
        <mi>m</mi>
      </mrow>
    </mrow>
    <annotation encoding="StarMath 5.0">sum csub{x in G} deg(x)  = 2{m} </annotation>
  </semantics>
</math>
</file>